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Redirector.globalRedirect( boolean sessionMode , String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wardRedirector.ForwardRedirector( 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Redirector.redirect( boolean sessionMode , String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wardRedirector.hasRedir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Redirector.doRedirect( boolean sessionmode , String newURL , boolean permanent , boolean globa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orwardRedirector.send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Redirector.permanentRedirect( boolean sessionMode , String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